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left" fo:margin-bottom="10.00pt"/>
    </style:style>
    <style:style style:name="P3" style:family="paragraph">
      <style:paragraph-properties fo:line-height="15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left" fo:margin-bottom="10.00pt"/>
    </style:style>
    <style:style style:name="P5" style:family="paragraph">
      <style:paragraph-properties fo:line-height="15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50.00%" fo:text-align="left" fo:margin-bottom="10.00pt"/>
    </style: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50.00%" fo:text-align="left" fo:margin-left="36.00pt" fo:text-indent="0.00pt" fo:margin-bottom="10.00pt"/>
    </style:style>
    <style:style style:name="P9" style:family="paragraph">
      <style:paragraph-properties fo:line-height="15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 fo:margin-bottom="10.00pt"/>
    </style:style>
    <style:style style:name="P11" style:family="paragraph">
      <style:paragraph-properties fo:line-height="15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ogin para geração do token</text:span></text:p>
      <text:p text:style-name="P1"><text:span text:style-name="T2"><text:s/>(através do postman)</text:span></text:p>
      <text:p text:style-name="P1"><text:span text:style-name="T3">Post</text:span></text:p>
      <text:p text:style-name="P1"><text:span text:style-name="T4">{</text:span></text:p>
      <text:p text:style-name="P1"><text:span text:style-name="T4">"</text:span><text:span text:style-name="T5">Email</text:span><text:span text:style-name="T6">"</text:span><text:span text:style-name="T7"><text:s/>=<text:s/></text:span><text:span text:style-name="T8">"admin@com.br"<text:s/></text:span><text:span text:style-name="T9">,</text:span></text:p>
      <text:p text:style-name="P1"><text:span text:style-name="T10">"</text:span><text:span text:style-name="T11">Password</text:span><text:span text:style-name="T12">"</text:span><text:span text:style-name="T13"><text:s/>=<text:s/></text:span><text:span text:style-name="T14">"admin"</text:span></text:p>
      <text:p text:style-name="P1"><text:span text:style-name="T15">}</text:span></text:p>
      <text:p text:style-name="P1"><text:span text:style-name="T15"/></text:p>
      <text:p text:style-name="P1"><text:span text:style-name="T16">Get All</text:span></text:p>
      <text:list text:style-name="L2">
        <text:list-item>
          <text:p text:style-name="P2"><text:span text:style-name="T17">url </text:span></text:p>
        </text:list-item>
        <text:list-item>
          <text:p text:style-name="P2"><text:span text:style-name="T17">token no headers</text:span></text:p>
        </text:list-item>
      </text:list>
      <text:p text:style-name="P3"><text:span text:style-name="T17">Authorization =Bearer token (obs codigo gerado)</text:span></text:p>
      <text:p text:style-name="P3"><text:span text:style-name="T17"/></text:p>
      <text:p text:style-name="P3"><text:span text:style-name="T18">Get<text:s text:c="2"/>usuario especifico</text:span></text:p>
      <text:list text:style-name="L4">
        <text:list-item>
          <text:p text:style-name="P4"><text:span text:style-name="T19">url / IdUsuario </text:span></text:p>
        </text:list-item>
        <text:list-item>
          <text:p text:style-name="P4"><text:span text:style-name="T19">token no headers</text:span></text:p>
        </text:list-item>
      </text:list>
      <text:p text:style-name="P5"><text:span text:style-name="T19">Authorization =Bearer token (obs codigo gerado)</text:span></text:p>
      <text:p text:style-name="P5"><text:span text:style-name="T19"/></text:p>
      <text:p text:style-name="P5"><text:span text:style-name="T20">Post (criação de usuario)</text:span></text:p>
      <text:list text:style-name="L6">
        <text:list-item>
          <text:p text:style-name="P6"><text:span text:style-name="T21">url </text:span></text:p>
        </text:list-item>
        <text:list-item>
          <text:p text:style-name="P6"><text:span text:style-name="T21">token no headers</text:span></text:p>
        </text:list-item>
      </text:list>
      <text:p text:style-name="P7"><text:span text:style-name="T21">Authorization =Bearer token (obs codigo gerado)</text:span></text:p>
      <text:p text:style-name="P7"><text:span text:style-name="T21">Obs.:Usuarios com emails ja cadastrados não são permitidos.</text:span></text:p>
      <text:p text:style-name="P7"><text:span text:style-name="T21">A inserção de usuario deve ter esse padrão</text:span></text:p>
      <text:p text:style-name="P8"><text:span text:style-name="T21">{</text:span></text:p>
      <text:p text:style-name="P8"><text:span text:style-name="T21">"name":<text:s/></text:span><text:span text:style-name="T22">"João da Silva",</text:span><text:span text:style-name="T23"/></text:p>
      <text:p text:style-name="P8"><text:span text:style-name="T23">"email":<text:s/></text:span><text:span text:style-name="T24">"joao@silva.org"</text:span><text:span text:style-name="T25">,</text:span></text:p>
      <text:p text:style-name="P8"><text:span text:style-name="T25">"password":<text:s/></text:span><text:span text:style-name="T26">"hunter2"<text:s text:c="2"/></text:span><text:span text:style-name="T27">,</text:span></text:p>
      <text:p text:style-name="P8"><text:span text:style-name="T27">"phones": [</text:span></text:p>
      <text:p text:style-name="P8"><text:span text:style-name="T27"><text:tab/>{</text:span></text:p>
      <text:p text:style-name="P8"><text:span text:style-name="T27"><text:tab/><text:tab/>"number":<text:s/></text:span><text:span text:style-name="T28">"987654321"<text:s/></text:span><text:span text:style-name="T29">,</text:span></text:p>
      <text:p text:style-name="P8"><text:span text:style-name="T29"><text:tab/><text:tab/>"ddd":<text:s/></text:span><text:span text:style-name="T30">"21"</text:span></text:p>
      <text:p text:style-name="P8"><text:span text:style-name="T31"><text:tab/>}</text:span></text:p>
      <text:p text:style-name="P8"><text:span text:style-name="T31"><text:tab/><text:s text:c="2"/>]</text:span></text:p>
      <text:p text:style-name="P8"><text:span text:style-name="T31">}</text:span></text:p>
      <text:p text:style-name="P9"><text:span text:style-name="T32"/></text:p>
      <text:p text:style-name="P9"><text:span text:style-name="T33">Delete</text:span></text:p>
      <text:list text:style-name="L10">
        <text:list-item>
          <text:p text:style-name="P10"><text:span text:style-name="T34">url / IdUsuario </text:span></text:p>
        </text:list-item>
        <text:list-item>
          <text:p text:style-name="P10"><text:span text:style-name="T34">token no headers</text:span></text:p>
        </text:list-item>
      </text:list>
      <text:p text:style-name="P11"><text:span text:style-name="T34">Authorization =Bearer token (obs codigo gerado)</text:span></text:p>
      <text:p text:style-name="P12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